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3cm" style:rel-column-width="10922*"/>
    </style:style>
    <style:style style:name="Tabel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3" style:family="table-row">
      <style:table-row-properties style:min-row-height="3.074cm"/>
    </style:style>
    <style:style style:name="Tabelle1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le1.B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le1.C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le1.D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le1.E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le1.F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2ddab" officeooo:paragraph-rsid="0002ddab"/>
    </style:style>
    <style:style style:name="P2" style:family="paragraph" style:parent-style-name="Standard">
      <style:text-properties officeooo:rsid="0002ddab" officeooo:paragraph-rsid="0003e094"/>
    </style:style>
    <style:style style:name="P3" style:family="paragraph" style:parent-style-name="Standard">
      <style:text-properties officeooo:paragraph-rsid="0003e094"/>
    </style:style>
    <style:style style:name="P4" style:family="paragraph" style:parent-style-name="Standard">
      <style:text-properties officeooo:rsid="0003e094" officeooo:paragraph-rsid="0003e094"/>
    </style:style>
    <style:style style:name="P5" style:family="paragraph" style:parent-style-name="Standard">
      <style:text-properties officeooo:rsid="000582a7" officeooo:paragraph-rsid="000582a7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84f3" officeooo:paragraph-rsid="00068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d8c" officeooo:paragraph-rsid="0007cd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90f0" officeooo:paragraph-rsid="000990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90f0" officeooo:paragraph-rsid="000b6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90f0" officeooo:paragraph-rsid="000ba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90f0" officeooo:paragraph-rsid="000d75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e094"/>
    </style:style>
    <style:style style:name="T2" style:family="text">
      <style:text-properties officeooo:rsid="000b6592"/>
    </style:style>
    <style:style style:name="T3" style:family="text">
      <style:text-properties officeooo:rsid="000bac21"/>
    </style:style>
    <style:style style:name="T4" style:family="text">
      <style:text-properties officeooo:rsid="000d7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 Epochs,</text:p>
      <text:p text:style-name="P1">learning rate,</text:p>
      <text:p text:style-name="P1">hidden layers number,</text:p>
      <text:p text:style-name="P1">hidden layers size,</text:p>
      <text:p text:style-name="P1"/>
      <text:p text:style-name="P1"/>
      <text:p text:style-name="P3"><text:span text:style-name="T1">measurements1: </text:span>accuracy <text:s text:c="10"/>| Precision <text:s text:c="9"/>| Recall <text:s text:c="12"/>| F1 <text:s text:c="16"/>| F1macro <text:s text:c="3"/></text:p>
      <text:p text:style-name="P2"/>
      <text:p text:style-name="P3"><text:span text:style-name="T1">measurements2: </text:span>mse <text:s text:c="15"/>| rmse <text:s text:c="14"/>| rho <text:s text:c="2"/></text:p>
      <text:p text:style-name="P4"/>
      <text:p text:style-name="P4"/>
      <table:table table:name="Tabelle1" table:style-name="Tabelle1" table:template-name="Academic">
        <table:table-column table:style-name="Tabelle1.A" table:number-columns-repeated="6"/>
        <table:table-row table:style-name="TableLine3058047883136">
          <table:table-cell table:style-name="Tabelle1.A1" office:value-type="string">
            <text:p text:style-name="P7">task1</text:p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>task2</text:p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 table:style-name="TableLine3058047883136">
          <table:table-cell table:style-name="Tabelle1.A2" office:value-type="string">
            <text:p text:style-name="P7">En</text:p>
          </table:table-cell>
          <table:table-cell table:style-name="Tabelle1.B2" office:value-type="string">
            <text:p text:style-name="P7">Fr</text:p>
          </table:table-cell>
          <table:table-cell table:style-name="Tabelle1.C2" office:value-type="string">
            <text:p text:style-name="P7">It</text:p>
          </table:table-cell>
          <table:table-cell table:style-name="Tabelle1.D2" office:value-type="string">
            <text:p text:style-name="P7">En</text:p>
          </table:table-cell>
          <table:table-cell table:style-name="Tabelle1.E2" office:value-type="string">
            <text:p text:style-name="P7">Fr</text:p>
          </table:table-cell>
          <table:table-cell table:style-name="Tabelle1.F2" office:value-type="string">
            <text:p text:style-name="P7">It</text:p>
          </table:table-cell>
        </table:table-row>
        <table:table-row table:style-name="Tabelle1.3">
          <table:table-cell table:style-name="Tabelle1.A3" office:value-type="string">
            <text:p text:style-name="P8"><text:span text:style-name="T2">3</text:span>0Epochs_<text:span text:style-name="T2">2</text:span>layer_512neurons_1e-5Learnr</text:p>
          </table:table-cell>
          <table:table-cell table:style-name="Tabelle1.B3" office:value-type="string">
            <text:p text:style-name="P9"><text:span text:style-name="T2">3</text:span>0Eochs_2layers_512neurons_1e-5Learnr</text:p>
          </table:table-cell>
          <table:table-cell table:style-name="Tabelle1.C3" office:value-type="string">
            <text:p text:style-name="P10"><text:span text:style-name="T2">3</text:span>0Eochs_2layers_512neurons_1e-5Learnr</text:p>
          </table:table-cell>
          <table:table-cell table:style-name="Tabelle1.D3" office:value-type="string">
            <text:p text:style-name="P10"><text:span text:style-name="T2">2</text:span>0Eochs_<text:span text:style-name="T2">1</text:span>layers_<text:span text:style-name="T2">16</text:span>neurons_1e-5Learnr_<text:span text:style-name="T2">TANHreg</text:span></text:p>
          </table:table-cell>
          <table:table-cell table:style-name="Tabelle1.E3" office:value-type="string">
            <text:p text:style-name="P11"><text:span text:style-name="T3">10</text:span>0Eochs_<text:span text:style-name="T3">1</text:span>layers_<text:span text:style-name="T3">16</text:span>neurons_1e-5Learnr_<text:span text:style-name="T3">TANHreg</text:span></text:p>
          </table:table-cell>
          <table:table-cell table:style-name="Tabelle1.F3" office:value-type="string">
            <text:p text:style-name="P12"><text:span text:style-name="T4">5</text:span>0Eochs_<text:span text:style-name="T3">1</text:span>layers_<text:span text:style-name="T3">16</text:span>neurons_1e-5Learnr_<text:span text:style-name="T3">TANHreg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1T11:09:34.071000000</dc:date>
    <meta:editing-duration>PT7H20M20S</meta:editing-duration>
    <meta:editing-cycles>4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20" meta:word-count="40" meta:character-count="504" meta:non-whitespace-character-count="401"/>
  </office:meta>
</office:document-meta>
</file>